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Action.checkAuthorized( HttpServletRequest request , HttpServletResponse response , boolean setErr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Action.checkAuthorized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ction.execute( ActionMapping mapping , ActionForm form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Action.Bas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